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2.5cm" svg:x="1.825cm" svg:y="5.9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25cm" svg:y="0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.27cm" svg:x="1.825cm" svg:y="11.9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985cm" svg:height="1.27cm" svg:x="1.825cm" svg:y="3.501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6" draw:text-style-name="P2" draw:layer="layout" svg:width="6.985cm" svg:height="1.295cm" svg:x="1.825cm" svg:y="9.502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cm" svg:y1="4.801cm" svg:x2="5.3cm" svg:y2="5.944cm" svg:d="M5300 4801v1143" svg:viewBox="0 0 1 1144">
          <text:p/>
        </draw:connector>
        <draw:connector draw:style-name="gr5" draw:text-style-name="P5" draw:layer="layout" draw:type="line" svg:x1="5.3cm" svg:y1="8.402cm" svg:x2="5.3cm" svg:y2="9.545cm" svg:d="M5300 8402v1143" svg:viewBox="0 0 1 1144">
          <text:p/>
        </draw:connector>
        <draw:connector draw:style-name="gr5" draw:text-style-name="P5" draw:layer="layout" draw:type="line" svg:x1="5.3cm" svg:y1="10.803cm" svg:x2="5.3cm" svg:y2="11.946cm" svg:d="M5300 10803v1143" svg:viewBox="0 0 1 1144">
          <text:p/>
        </draw:connector>
        <draw:custom-shape draw:style-name="gr7" draw:text-style-name="P6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9" draw:text-style-name="P8" draw:layer="layout" svg:width="6.781cm" svg:height="1.27cm" svg:x="1.919cm" svg:y="7cm">
          <text:p text:style-name="P1"><text:span text:style-name="T1">BeanFilter</text:span><text:span text:style-name="T4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04T10:26:09.289855611</dc:date>
    <meta:editing-duration>P6DT21H45M10S</meta:editing-duration>
    <meta:editing-cycles>27</meta:editing-cycles>
    <meta:generator>LibreOffice/6.0.7.3$Linux_X86_64 LibreOffice_project/00m0$Build-3</meta:generator>
    <meta:document-statistic meta:object-count="12"/>
  </office:meta>
</office:document-meta>
</file>